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8"/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<text:s/>Nom<text:s/></text:p>
          </table:table-cell>
          <table:table-cell office:value-type="string" table:style-name="ce4">
            <text:p><text:s/>Prenom<text:s/></text:p>
          </table:table-cell>
          <table:table-cell office:value-type="string" table:style-name="ce4">
            <text:p>DateNaiss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8">
            <text:p>1</text:p>
          </table:table-cell>
          <table:table-cell office:value-type="string" table:style-name="ce1">
            <text:p>BELLE</text:p>
          </table:table-cell>
          <table:table-cell office:value-type="string" table:style-name="ce1">
            <text:p>Agnès</text:p>
          </table:table-cell>
          <table:table-cell office:value-type="date" office:date-value="1959-01-29T00:00:00" table:style-name="ce7">
            <text:p>1959-01-2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</text:p>
          </table:table-cell>
          <table:table-cell office:value-type="string" table:style-name="ce1">
            <text:p>BAGNOL</text:p>
          </table:table-cell>
          <table:table-cell office:value-type="string" table:style-name="ce1">
            <text:p>Alain</text:p>
          </table:table-cell>
          <table:table-cell office:value-type="date" office:date-value="1956-02-05T00:00:00" table:style-name="ce7">
            <text:p>1956-02-0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</text:p>
          </table:table-cell>
          <table:table-cell office:value-type="string" table:style-name="ce1">
            <text:p>BOMPARD</text:p>
          </table:table-cell>
          <table:table-cell office:value-type="string" table:style-name="ce1">
            <text:p>Alain</text:p>
          </table:table-cell>
          <table:table-cell office:value-type="date" office:date-value="1968-06-14T00:00:00" table:style-name="ce7">
            <text:p>1968-06-1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</text:p>
          </table:table-cell>
          <table:table-cell office:value-type="string" table:style-name="ce1">
            <text:p>MONBEL</text:p>
          </table:table-cell>
          <table:table-cell office:value-type="string" table:style-name="ce1">
            <text:p>Alain</text:p>
          </table:table-cell>
          <table:table-cell office:value-type="date" office:date-value="1970-12-03T00:00:00" table:style-name="ce7">
            <text:p>1970-12-0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5</text:p>
          </table:table-cell>
          <table:table-cell office:value-type="string" table:style-name="ce1">
            <text:p>SOLER</text:p>
          </table:table-cell>
          <table:table-cell office:value-type="string" table:style-name="ce1">
            <text:p>Alain</text:p>
          </table:table-cell>
          <table:table-cell office:value-type="date" office:date-value="1958-09-14T00:00:00" table:style-name="ce7">
            <text:p>1958-09-1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6</text:p>
          </table:table-cell>
          <table:table-cell office:value-type="string" table:style-name="ce1">
            <text:p>BERTHET</text:p>
          </table:table-cell>
          <table:table-cell office:value-type="string" table:style-name="ce1">
            <text:p>Albert</text:p>
          </table:table-cell>
          <table:table-cell office:value-type="date" office:date-value="1958-02-13T00:00:00" table:style-name="ce7">
            <text:p>1958-02-1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lbert</text:p>
          </table:table-cell>
          <table:table-cell office:value-type="date" office:date-value="1976-03-15T00:00:00" table:style-name="ce7">
            <text:p>1976-03-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8</text:p>
          </table:table-cell>
          <table:table-cell office:value-type="string" table:style-name="ce1">
            <text:p>ROQUES</text:p>
          </table:table-cell>
          <table:table-cell office:value-type="string" table:style-name="ce1">
            <text:p>Albert</text:p>
          </table:table-cell>
          <table:table-cell office:value-type="date" office:date-value="1964-06-15T00:00:00" table:style-name="ce7">
            <text:p>1964-06-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9</text:p>
          </table:table-cell>
          <table:table-cell office:value-type="string" table:style-name="ce1">
            <text:p>BRAUT</text:p>
          </table:table-cell>
          <table:table-cell office:value-type="string" table:style-name="ce1">
            <text:p>Aldo</text:p>
          </table:table-cell>
          <table:table-cell office:value-type="date" office:date-value="1965-03-02T00:00:00" table:style-name="ce7">
            <text:p>1965-03-0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0</text:p>
          </table:table-cell>
          <table:table-cell office:value-type="string" table:style-name="ce1">
            <text:p>TURC</text:p>
          </table:table-cell>
          <table:table-cell office:value-type="string" table:style-name="ce1">
            <text:p>Aline</text:p>
          </table:table-cell>
          <table:table-cell office:value-type="date" office:date-value="1957-09-13T00:00:00" table:style-name="ce7">
            <text:p>1957-09-1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1</text:p>
          </table:table-cell>
          <table:table-cell office:value-type="string" table:style-name="ce1">
            <text:p>MALOT</text:p>
          </table:table-cell>
          <table:table-cell office:value-type="string" table:style-name="ce1">
            <text:p>Anne</text:p>
          </table:table-cell>
          <table:table-cell office:value-type="date" office:date-value="1971-03-17T00:00:00" table:style-name="ce7">
            <text:p>1971-03-1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2</text:p>
          </table:table-cell>
          <table:table-cell office:value-type="string" table:style-name="ce1">
            <text:p>PRUDHOMME</text:p>
          </table:table-cell>
          <table:table-cell office:value-type="string" table:style-name="ce1">
            <text:p>Anne</text:p>
          </table:table-cell>
          <table:table-cell office:value-type="date" office:date-value="1973-07-12T00:00:00" table:style-name="ce7">
            <text:p>1973-07-1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3</text:p>
          </table:table-cell>
          <table:table-cell office:value-type="string" table:style-name="ce1">
            <text:p>DUHAMEL</text:p>
          </table:table-cell>
          <table:table-cell office:value-type="string" table:style-name="ce1">
            <text:p>Bénédicte</text:p>
          </table:table-cell>
          <table:table-cell office:value-type="date" office:date-value="1968-05-11T00:00:00" table:style-name="ce7">
            <text:p>1968-05-1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4</text:p>
          </table:table-cell>
          <table:table-cell office:value-type="string" table:style-name="ce1">
            <text:p>JOURNE</text:p>
          </table:table-cell>
          <table:table-cell office:value-type="string" table:style-name="ce1">
            <text:p>Bénédicte</text:p>
          </table:table-cell>
          <table:table-cell office:value-type="date" office:date-value="1950-09-13T00:00:00" table:style-name="ce7">
            <text:p>1950-09-1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5</text:p>
          </table:table-cell>
          <table:table-cell office:value-type="string" table:style-name="ce1">
            <text:p>DUHAMEL</text:p>
          </table:table-cell>
          <table:table-cell office:value-type="string" table:style-name="ce1">
            <text:p>Bruno</text:p>
          </table:table-cell>
          <table:table-cell office:value-type="date" office:date-value="1979-07-18T00:00:00" table:style-name="ce7">
            <text:p>1979-07-1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6</text:p>
          </table:table-cell>
          <table:table-cell office:value-type="string" table:style-name="ce1">
            <text:p>JUNG</text:p>
          </table:table-cell>
          <table:table-cell office:value-type="string" table:style-name="ce1">
            <text:p>Bruno</text:p>
          </table:table-cell>
          <table:table-cell office:value-type="date" office:date-value="1942-12-26T00:00:00" table:style-name="ce7">
            <text:p>1942-12-2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7</text:p>
          </table:table-cell>
          <table:table-cell office:value-type="string" table:style-name="ce1">
            <text:p>BONTE</text:p>
          </table:table-cell>
          <table:table-cell office:value-type="string" table:style-name="ce1">
            <text:p>Carine</text:p>
          </table:table-cell>
          <table:table-cell office:value-type="date" office:date-value="1956-01-30T00:00:00" table:style-name="ce7">
            <text:p>1956-01-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8</text:p>
          </table:table-cell>
          <table:table-cell office:value-type="string" table:style-name="ce1">
            <text:p>BREMOND</text:p>
          </table:table-cell>
          <table:table-cell office:value-type="string" table:style-name="ce1">
            <text:p>Carine</text:p>
          </table:table-cell>
          <table:table-cell office:value-type="date" office:date-value="1957-06-03T00:00:00" table:style-name="ce7">
            <text:p>1957-06-0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19</text:p>
          </table:table-cell>
          <table:table-cell office:value-type="string" table:style-name="ce1">
            <text:p>SOREL</text:p>
          </table:table-cell>
          <table:table-cell office:value-type="string" table:style-name="ce1">
            <text:p>Carine</text:p>
          </table:table-cell>
          <table:table-cell office:value-type="date" office:date-value="1959-04-16T00:00:00" table:style-name="ce7">
            <text:p>1959-04-1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0</text:p>
          </table:table-cell>
          <table:table-cell office:value-type="string" table:style-name="ce1">
            <text:p>AUDE</text:p>
          </table:table-cell>
          <table:table-cell office:value-type="string" table:style-name="ce1">
            <text:p>Carole</text:p>
          </table:table-cell>
          <table:table-cell office:value-type="date" office:date-value="1979-01-16T00:00:00" table:style-name="ce7">
            <text:p>1979-01-1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1</text:p>
          </table:table-cell>
          <table:table-cell office:value-type="string" table:style-name="ce1">
            <text:p>PICHON</text:p>
          </table:table-cell>
          <table:table-cell office:value-type="string" table:style-name="ce1">
            <text:p>Catherine</text:p>
          </table:table-cell>
          <table:table-cell office:value-type="date" office:date-value="1978-10-01T00:00:00" table:style-name="ce7">
            <text:p>1978-10-0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2</text:p>
          </table:table-cell>
          <table:table-cell office:value-type="string" table:style-name="ce1">
            <text:p>CHARAT</text:p>
          </table:table-cell>
          <table:table-cell office:value-type="string" table:style-name="ce1">
            <text:p>Célia</text:p>
          </table:table-cell>
          <table:table-cell office:value-type="date" office:date-value="1933-06-07T00:00:00" table:style-name="ce7">
            <text:p>1933-06-0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3</text:p>
          </table:table-cell>
          <table:table-cell office:value-type="string" table:style-name="ce1">
            <text:p>DITRUCHET</text:p>
          </table:table-cell>
          <table:table-cell office:value-type="string" table:style-name="ce1">
            <text:p>Céline</text:p>
          </table:table-cell>
          <table:table-cell office:value-type="date" office:date-value="1978-10-20T00:00:00" table:style-name="ce7">
            <text:p>1978-10-2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4</text:p>
          </table:table-cell>
          <table:table-cell office:value-type="string" table:style-name="ce1">
            <text:p>MONIN</text:p>
          </table:table-cell>
          <table:table-cell office:value-type="string" table:style-name="ce1">
            <text:p>Christel</text:p>
          </table:table-cell>
          <table:table-cell office:value-type="date" office:date-value="1980-10-10T00:00:00" table:style-name="ce7">
            <text:p>1980-10-1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5</text:p>
          </table:table-cell>
          <table:table-cell office:value-type="string" table:style-name="ce1">
            <text:p>PENSU</text:p>
          </table:table-cell>
          <table:table-cell office:value-type="string" table:style-name="ce1">
            <text:p>Christian</text:p>
          </table:table-cell>
          <table:table-cell office:value-type="date" office:date-value="1979-06-12T00:00:00" table:style-name="ce7">
            <text:p>1979-06-1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6</text:p>
          </table:table-cell>
          <table:table-cell office:value-type="string" table:style-name="ce1">
            <text:p>BATISTE</text:p>
          </table:table-cell>
          <table:table-cell office:value-type="string" table:style-name="ce1">
            <text:p>Claire</text:p>
          </table:table-cell>
          <table:table-cell office:value-type="date" office:date-value="1958-02-12T00:00:00" table:style-name="ce7">
            <text:p>1958-02-1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7</text:p>
          </table:table-cell>
          <table:table-cell office:value-type="string" table:style-name="ce1">
            <text:p>COULONGE</text:p>
          </table:table-cell>
          <table:table-cell office:value-type="string" table:style-name="ce1">
            <text:p>Claude</text:p>
          </table:table-cell>
          <table:table-cell office:value-type="date" office:date-value="1969-08-02T00:00:00" table:style-name="ce7">
            <text:p>1969-08-0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8</text:p>
          </table:table-cell>
          <table:table-cell office:value-type="string" table:style-name="ce1">
            <text:p>FOURNEY</text:p>
          </table:table-cell>
          <table:table-cell office:value-type="string" table:style-name="ce1">
            <text:p>Claude</text:p>
          </table:table-cell>
          <table:table-cell office:value-type="date" office:date-value="1978-02-16T00:00:00" table:style-name="ce7">
            <text:p>1978-02-1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29</text:p>
          </table:table-cell>
          <table:table-cell office:value-type="string" table:style-name="ce1">
            <text:p>CHRISTMANN</text:p>
          </table:table-cell>
          <table:table-cell office:value-type="string" table:style-name="ce1">
            <text:p>Clémence</text:p>
          </table:table-cell>
          <table:table-cell office:value-type="date" office:date-value="1960-07-15T00:00:00" table:style-name="ce7">
            <text:p>1960-07-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0</text:p>
          </table:table-cell>
          <table:table-cell office:value-type="string" table:style-name="ce1">
            <text:p>COURBIER</text:p>
          </table:table-cell>
          <table:table-cell office:value-type="string" table:style-name="ce1">
            <text:p>Colette</text:p>
          </table:table-cell>
          <table:table-cell office:value-type="date" office:date-value="1970-06-09T00:00:00" table:style-name="ce7">
            <text:p>1970-06-0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1</text:p>
          </table:table-cell>
          <table:table-cell office:value-type="string" table:style-name="ce1">
            <text:p>GARRIGUET</text:p>
          </table:table-cell>
          <table:table-cell office:value-type="string" table:style-name="ce1">
            <text:p>Colette</text:p>
          </table:table-cell>
          <table:table-cell office:value-type="date" office:date-value="1968-05-30T00:00:00" table:style-name="ce7">
            <text:p>1968-05-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2</text:p>
          </table:table-cell>
          <table:table-cell office:value-type="string" table:style-name="ce1">
            <text:p>MARGUIER</text:p>
          </table:table-cell>
          <table:table-cell office:value-type="string" table:style-name="ce1">
            <text:p>Corinne</text:p>
          </table:table-cell>
          <table:table-cell office:value-type="date" office:date-value="1972-12-15T00:00:00" table:style-name="ce7">
            <text:p>1972-12-1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3</text:p>
          </table:table-cell>
          <table:table-cell office:value-type="string" table:style-name="ce1">
            <text:p>ROCHEFORT</text:p>
          </table:table-cell>
          <table:table-cell office:value-type="string" table:style-name="ce1">
            <text:p>Corinne</text:p>
          </table:table-cell>
          <table:table-cell office:value-type="date" office:date-value="1978-09-26T00:00:00" table:style-name="ce7">
            <text:p>1978-09-2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4</text:p>
          </table:table-cell>
          <table:table-cell office:value-type="string" table:style-name="ce1">
            <text:p>DARIBAN</text:p>
          </table:table-cell>
          <table:table-cell office:value-type="string" table:style-name="ce1">
            <text:p>Delphine</text:p>
          </table:table-cell>
          <table:table-cell office:value-type="date" office:date-value="1970-10-18T00:00:00" table:style-name="ce7">
            <text:p>1970-10-1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5</text:p>
          </table:table-cell>
          <table:table-cell office:value-type="string" table:style-name="ce1">
            <text:p>HUVE</text:p>
          </table:table-cell>
          <table:table-cell office:value-type="string" table:style-name="ce1">
            <text:p>Delphine</text:p>
          </table:table-cell>
          <table:table-cell office:value-type="date" office:date-value="1957-05-13T00:00:00" table:style-name="ce7">
            <text:p>1957-05-1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6</text:p>
          </table:table-cell>
          <table:table-cell office:value-type="string" table:style-name="ce1">
            <text:p>BAGNOL</text:p>
          </table:table-cell>
          <table:table-cell office:value-type="string" table:style-name="ce1">
            <text:p>Dominique</text:p>
          </table:table-cell>
          <table:table-cell office:value-type="date" office:date-value="1978-05-06T00:00:00" table:style-name="ce7">
            <text:p>1978-05-0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7</text:p>
          </table:table-cell>
          <table:table-cell office:value-type="string" table:style-name="ce1">
            <text:p>DOUARON</text:p>
          </table:table-cell>
          <table:table-cell office:value-type="string" table:style-name="ce1">
            <text:p>Dominique</text:p>
          </table:table-cell>
          <table:table-cell office:value-type="date" office:date-value="1978-04-25T00:00:00" table:style-name="ce7">
            <text:p>1978-04-2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8</text:p>
          </table:table-cell>
          <table:table-cell office:value-type="string" table:style-name="ce1">
            <text:p>CASADEI</text:p>
          </table:table-cell>
          <table:table-cell office:value-type="string" table:style-name="ce1">
            <text:p>Dorothée</text:p>
          </table:table-cell>
          <table:table-cell office:value-type="date" office:date-value="1980-05-21T00:00:00" table:style-name="ce7">
            <text:p>1980-05-2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39</text:p>
          </table:table-cell>
          <table:table-cell office:value-type="string" table:style-name="ce1">
            <text:p>DARIBERT</text:p>
          </table:table-cell>
          <table:table-cell office:value-type="string" table:style-name="ce1">
            <text:p>Elise</text:p>
          </table:table-cell>
          <table:table-cell office:value-type="date" office:date-value="1980-10-05T00:00:00" table:style-name="ce7">
            <text:p>1980-10-0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0</text:p>
          </table:table-cell>
          <table:table-cell office:value-type="string" table:style-name="ce1">
            <text:p>COURREGES</text:p>
          </table:table-cell>
          <table:table-cell office:value-type="string" table:style-name="ce1">
            <text:p>François</text:p>
          </table:table-cell>
          <table:table-cell office:value-type="date" office:date-value="1971-07-22T00:00:00" table:style-name="ce7">
            <text:p>1971-07-2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1</text:p>
          </table:table-cell>
          <table:table-cell office:value-type="string" table:style-name="ce1">
            <text:p>DURAND</text:p>
          </table:table-cell>
          <table:table-cell office:value-type="string" table:style-name="ce1">
            <text:p>François</text:p>
          </table:table-cell>
          <table:table-cell office:value-type="date" office:date-value="1978-08-27T00:00:00" table:style-name="ce7">
            <text:p>1978-08-27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2</text:p>
          </table:table-cell>
          <table:table-cell office:value-type="string" table:style-name="ce1">
            <text:p>GAUREL</text:p>
          </table:table-cell>
          <table:table-cell office:value-type="string" table:style-name="ce1">
            <text:p>François</text:p>
          </table:table-cell>
          <table:table-cell office:value-type="date" office:date-value="1954-07-18T00:00:00" table:style-name="ce7">
            <text:p>1954-07-18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3</text:p>
          </table:table-cell>
          <table:table-cell office:value-type="string" table:style-name="ce1">
            <text:p>LAPORTE</text:p>
          </table:table-cell>
          <table:table-cell office:value-type="string" table:style-name="ce1">
            <text:p>François</text:p>
          </table:table-cell>
          <table:table-cell office:value-type="date" office:date-value="1964-09-09T00:00:00" table:style-name="ce7">
            <text:p>1964-09-09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4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Frédéric</text:p>
          </table:table-cell>
          <table:table-cell office:value-type="date" office:date-value="1959-03-30T00:00:00" table:style-name="ce7">
            <text:p>1959-03-30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5</text:p>
          </table:table-cell>
          <table:table-cell office:value-type="string" table:style-name="ce1">
            <text:p>LOTELIER</text:p>
          </table:table-cell>
          <table:table-cell office:value-type="string" table:style-name="ce1">
            <text:p>Frédéric</text:p>
          </table:table-cell>
          <table:table-cell office:value-type="date" office:date-value="1970-04-03T00:00:00" table:style-name="ce7">
            <text:p>1970-04-0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6</text:p>
          </table:table-cell>
          <table:table-cell office:value-type="string" table:style-name="ce1">
            <text:p>BOUSSY</text:p>
          </table:table-cell>
          <table:table-cell office:value-type="string" table:style-name="ce1">
            <text:p>Jean</text:p>
          </table:table-cell>
          <table:table-cell office:value-type="date" office:date-value="1985-02-23T00:00:00" table:style-name="ce7">
            <text:p>1985-02-2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7</text:p>
          </table:table-cell>
          <table:table-cell office:value-type="string" table:style-name="ce1">
            <text:p>PABION</text:p>
          </table:table-cell>
          <table:table-cell office:value-type="string" table:style-name="ce1">
            <text:p>Jean</text:p>
          </table:table-cell>
          <table:table-cell office:value-type="date" office:date-value="1978-12-23T00:00:00" table:style-name="ce7">
            <text:p>1978-12-23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8</text:p>
          </table:table-cell>
          <table:table-cell office:value-type="string" table:style-name="ce1">
            <text:p>PUIRICARD</text:p>
          </table:table-cell>
          <table:table-cell office:value-type="string" table:style-name="ce1">
            <text:p>Jean</text:p>
          </table:table-cell>
          <table:table-cell office:value-type="date" office:date-value="1964-10-04T00:00:00" table:style-name="ce7">
            <text:p>1964-10-04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49</text:p>
          </table:table-cell>
          <table:table-cell office:value-type="string" table:style-name="ce1">
            <text:p>TRONQUET</text:p>
          </table:table-cell>
          <table:table-cell office:value-type="string" table:style-name="ce1">
            <text:p>Jean</text:p>
          </table:table-cell>
          <table:table-cell office:value-type="date" office:date-value="1978-10-05T00:00:00" table:style-name="ce7">
            <text:p>1978-10-05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50</text:p>
          </table:table-cell>
          <table:table-cell office:value-type="string" table:style-name="ce1">
            <text:p>SANIEL</text:p>
          </table:table-cell>
          <table:table-cell office:value-type="string" table:style-name="ce1">
            <text:p>Jean-Louis</text:p>
          </table:table-cell>
          <table:table-cell office:value-type="date" office:date-value="1978-03-16T00:00:00" table:style-name="ce7">
            <text:p>1978-03-16</text:p>
          </table:table-cell>
          <table:table-cell table:number-columns-repeated="16380"/>
        </table:table-row>
        <table:table-row table:number-rows-repeated="36" table:style-name="ro2">
          <table:table-cell table:style-name="ce5"/>
          <table:table-cell table:number-columns-repeated="2" table:style-name="ce1"/>
          <table:table-cell table:style-name="ce2"/>
          <table:table-cell table:number-columns-repeated="16380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Perso.A2:Perso.N8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8P0">
      <number:year number:style="long"/>
      <number:text>-</number:text>
      <number:month number:style="long"/>
      <number:text>-</number:text>
      <number:day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dc:title/>
    <dc:description/>
    <dc:subject/>
    <meta:initial-creator>Mourad Ouziri</meta:initial-creator>
    <dc:creator>Microsoft Office User</dc:creator>
    <meta:creation-date>2013-09-28T14:50:40Z</meta:creation-date>
    <dc:date>2022-03-09T15:45:21Z</dc:date>
  </office:meta>
</office:document-meta>
</file>